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T1" style:family="text">
      <style:text-properties officeooo:rsid="00041d16"/>
    </style:style>
    <style:style style:name="T2" style:family="text">
      <style:text-properties officeooo:rsid="00078501" style:font-style-asian="normal" style:font-style-complex="normal" loext:padding="0.049cm" loext:border="0.06pt solid #d9d9e3"/>
    </style:style>
    <style:style style:name="T3" style:family="text">
      <style:text-properties loext:padding="0.049cm" loext:border="0.06pt solid #d9d9e3"/>
    </style:style>
    <style:style style:name="T4" style:family="text">
      <style:text-properties fo:font-variant="normal" fo:text-transform="none" fo:color="#374151" loext:opacity="100%" style:font-name="S hne" fo:font-size="12pt" fo:letter-spacing="normal" fo:font-style="normal" fo:font-weight="normal"/>
    </style:style>
    <style:style style:name="T5" style:family="text">
      <style:text-properties fo:font-variant="normal" fo:text-transform="none" fo:color="#374151" loext:opacity="100%" style:font-name="S hne" fo:font-size="12pt" fo:letter-spacing="normal" fo:font-style="normal" fo:font-weight="normal" officeooo:rsid="00078501" style:font-style-asian="normal" style:font-style-complex="normal"/>
    </style:style>
    <style:style style:name="T6" style:family="text">
      <style:text-properties fo:font-variant="normal" fo:text-transform="none" fo:color="#374151" loext:opacity="100%" style:font-name="S hne" fo:font-size="12pt" fo:letter-spacing="normal" fo:font-style="normal" fo:font-weight="normal" officeooo:rsid="00078501" style:font-style-asian="normal" style:font-style-complex="normal" loext:padding="0.049cm" loext:border="0.06pt solid #d9d9e3"/>
    </style:style>
    <style:style style:name="T7" style:family="text">
      <style:text-properties fo:font-variant="normal" fo:text-transform="none" fo:color="#374151" loext:opacity="100%" style:font-name="S hne" fo:font-size="12pt" fo:letter-spacing="normal" fo:font-style="normal" fo:font-weight="normal" officeooo:rsid="000951b7" style:font-style-asian="normal" style:font-style-complex="normal" loext:padding="0.049cm" loext:border="0.06pt solid #d9d9e3"/>
    </style:style>
    <style:style style:name="T8" style:family="text">
      <style:text-properties fo:font-variant="normal" fo:text-transform="none" fo:color="#374151" loext:opacity="100%" style:font-name="S hne" fo:font-size="12pt" fo:letter-spacing="normal" fo:font-style="normal" fo:font-weight="normal" loext:padding="0.049cm" loext:border="0.06pt solid #d9d9e3"/>
    </style:style>
    <style:style style:name="T9" style:family="text">
      <style:text-properties fo:font-variant="normal" fo:text-transform="none" fo:color="#374151" loext:opacity="100%" style:font-name="S hne" fo:font-size="12pt" fo:letter-spacing="normal" fo:font-style="normal" officeooo:rsid="00078501" style:font-style-asian="normal" style:font-style-complex="normal" loext:padding="0.049cm" loext:border="0.06pt solid #d9d9e3"/>
    </style:style>
    <style:style style:name="T10" style:family="text">
      <style:text-properties fo:font-variant="normal" fo:text-transform="none" fo:color="#374151" loext:opacity="100%" style:font-name="S hne" fo:font-size="12pt" fo:letter-spacing="normal" fo:font-style="normal" officeooo:rsid="000951b7" style:font-style-asian="normal" style:font-style-complex="normal" loext:padding="0.049cm" loext:border="0.06pt solid #d9d9e3"/>
    </style:style>
    <style:style style:name="T11" style:family="text">
      <style:text-properties fo:font-variant="normal" fo:text-transform="none" fo:color="#374151" loext:opacity="100%" style:font-name="S hne" fo:font-size="12pt" fo:letter-spacing="normal" fo:font-style="normal" officeooo:rsid="000b4b66" style:font-style-asian="normal" style:font-style-complex="normal" loext:padding="0.049cm" loext:border="0.06pt solid #d9d9e3"/>
    </style:style>
    <style:style style:name="T12" style:family="text">
      <style:text-properties fo:font-variant="normal" fo:text-transform="none" fo:color="#374151" loext:opacity="100%" style:font-name="S hne" fo:font-size="12pt" fo:letter-spacing="normal" fo:font-style="normal" loext:padding="0.049cm" loext:border="0.06pt solid #d9d9e3"/>
    </style:style>
    <style:style style:name="T13" style:family="text">
      <style:text-properties fo:font-variant="normal" fo:text-transform="none" fo:color="#374151" loext:opacity="100%" fo:font-size="12pt" fo:letter-spacing="normal" fo:font-style="normal" officeooo:rsid="00078501" style:font-style-asian="normal" style:font-style-complex="normal" loext:padding="0.049cm" loext:border="0.06pt solid #d9d9e3"/>
    </style:style>
    <style:style style:name="T14" style:family="text">
      <style:text-properties fo:font-variant="normal" fo:text-transform="none" fo:color="#374151" loext:opacity="100%" fo:font-size="12pt" fo:letter-spacing="normal" fo:font-style="normal" officeooo:rsid="000951b7" style:font-style-asian="normal" style:font-style-complex="normal" loext:padding="0.049cm" loext:border="0.06pt solid #d9d9e3"/>
    </style:style>
    <style:style style:name="T15" style:family="text">
      <style:text-properties fo:font-variant="normal" fo:text-transform="none" fo:color="#374151" loext:opacity="100%" fo:font-size="12pt" fo:letter-spacing="normal" fo:font-style="normal" officeooo:rsid="000b4b66" style:font-style-asian="normal" style:font-style-complex="normal" loext:padding="0.049cm" loext:border="0.06pt solid #d9d9e3"/>
    </style:style>
    <style:style style:name="T16" style:family="text">
      <style:text-properties fo:font-variant="normal" fo:text-transform="none" fo:color="#374151" loext:opacity="100%" fo:font-size="12pt" fo:letter-spacing="normal" fo:font-style="normal" fo:font-weight="normal"/>
    </style:style>
    <style:style style:name="T17" style:family="text">
      <style:text-properties fo:font-variant="normal" fo:text-transform="none" fo:color="#374151" loext:opacity="100%" fo:font-size="12pt" fo:letter-spacing="normal" fo:font-style="normal" fo:font-weight="normal" officeooo:rsid="00078501" style:font-style-asian="normal" style:font-style-complex="normal"/>
    </style:style>
    <style:style style:name="T18" style:family="text">
      <style:text-properties fo:font-variant="normal" fo:text-transform="none" fo:color="#374151" loext:opacity="100%" fo:font-size="12pt" fo:letter-spacing="normal" fo:font-style="normal" fo:font-weight="normal" officeooo:rsid="00078501" style:font-style-asian="normal" style:font-style-complex="normal" loext:padding="0.049cm" loext:border="0.06pt solid #d9d9e3"/>
    </style:style>
    <style:style style:name="T19" style:family="text">
      <style:text-properties fo:font-variant="normal" fo:text-transform="none" fo:color="#374151" loext:opacity="100%" fo:font-size="12pt" fo:letter-spacing="normal" fo:font-style="normal" fo:font-weight="normal" officeooo:rsid="000951b7" style:font-style-asian="normal" style:font-style-complex="normal" loext:padding="0.049cm" loext:border="0.06pt solid #d9d9e3"/>
    </style:style>
    <style:style style:name="T20" style:family="text">
      <style:text-properties fo:font-variant="normal" fo:text-transform="none" fo:color="#374151" loext:opacity="100%" fo:font-size="12pt" fo:letter-spacing="normal" fo:font-style="normal" fo:font-weight="normal" loext:padding="0.049cm" loext:border="0.06pt solid #d9d9e3"/>
    </style:style>
    <style:style style:name="T21" style:family="text">
      <style:text-properties fo:font-variant="normal" fo:text-transform="none" fo:color="#374151" loext:opacity="100%" fo:font-size="12pt" fo:letter-spacing="normal" fo:font-style="normal" loext:padding="0.049cm" loext:border="0.06pt solid #d9d9e3"/>
    </style:style>
    <style:style style:name="T22" style:family="text">
      <style:text-properties fo:font-variant="normal" fo:text-transform="none" fo:color="#374151" loext:opacity="100%" style:font-name="Liberation Serif" fo:font-size="12pt" fo:letter-spacing="normal" fo:font-style="normal" officeooo:rsid="00078501" style:font-style-asian="normal" style:font-style-complex="normal" loext:padding="0.049cm" loext:border="0.06pt solid #d9d9e3"/>
    </style:style>
    <style:style style:name="T23" style:family="text">
      <style:text-properties fo:font-variant="normal" fo:text-transform="none" fo:color="#374151" loext:opacity="100%" style:font-name="Liberation Serif" fo:font-size="12pt" fo:letter-spacing="normal" fo:font-style="normal" officeooo:rsid="000951b7" style:font-style-asian="normal" style:font-style-complex="normal" loext:padding="0.049cm" loext:border="0.06pt solid #d9d9e3"/>
    </style:style>
    <style:style style:name="T24" style:family="text">
      <style:text-properties fo:font-variant="normal" fo:text-transform="none" fo:color="#374151" loext:opacity="100%" style:font-name="Liberation Serif" fo:font-size="12pt" fo:letter-spacing="normal" fo:font-style="normal" officeooo:rsid="000b4b66" style:font-style-asian="normal" style:font-style-complex="normal" loext:padding="0.049cm" loext:border="0.06pt solid #d9d9e3"/>
    </style:style>
    <style:style style:name="T25" style:family="text">
      <style:text-properties fo:font-variant="normal" fo:text-transform="none" fo:color="#374151" loext:opacity="100%" style:font-name="Liberation Serif" fo:font-size="12pt" fo:letter-spacing="normal" fo:font-style="normal" fo:font-weight="normal"/>
    </style:style>
    <style:style style:name="T26" style:family="text">
      <style:text-properties fo:font-variant="normal" fo:text-transform="none" fo:color="#374151" loext:opacity="100%" style:font-name="Liberation Serif" fo:font-size="12pt" fo:letter-spacing="normal" fo:font-style="normal" fo:font-weight="normal" officeooo:rsid="00078501" style:font-style-asian="normal" style:font-style-complex="normal"/>
    </style:style>
    <style:style style:name="T27" style:family="text">
      <style:text-properties fo:font-variant="normal" fo:text-transform="none" fo:color="#374151" loext:opacity="100%" style:font-name="Liberation Serif" fo:font-size="12pt" fo:letter-spacing="normal" fo:font-style="normal" fo:font-weight="normal" officeooo:rsid="00078501" style:font-style-asian="normal" style:font-style-complex="normal" loext:padding="0.049cm" loext:border="0.06pt solid #d9d9e3"/>
    </style:style>
    <style:style style:name="T28" style:family="text">
      <style:text-properties fo:font-variant="normal" fo:text-transform="none" fo:color="#374151" loext:opacity="100%" style:font-name="Liberation Serif" fo:font-size="12pt" fo:letter-spacing="normal" fo:font-style="normal" fo:font-weight="normal" officeooo:rsid="000951b7" style:font-style-asian="normal" style:font-style-complex="normal" loext:padding="0.049cm" loext:border="0.06pt solid #d9d9e3"/>
    </style:style>
    <style:style style:name="T29" style:family="text">
      <style:text-properties fo:font-variant="normal" fo:text-transform="none" fo:color="#374151" loext:opacity="100%" style:font-name="Liberation Serif" fo:font-size="12pt" fo:letter-spacing="normal" fo:font-style="normal" fo:font-weight="normal" loext:padding="0.049cm" loext:border="0.06pt solid #d9d9e3"/>
    </style:style>
    <style:style style:name="T30" style:family="text">
      <style:text-properties fo:font-variant="normal" fo:text-transform="none" fo:color="#374151" loext:opacity="100%" style:font-name="Liberation Serif" fo:font-size="12pt" fo:letter-spacing="normal" fo:font-style="normal" loext:padding="0.049cm" loext:border="0.06pt solid #d9d9e3"/>
    </style:style>
    <style:style style:name="T31" style:family="text">
      <style:text-properties fo:font-variant="normal" fo:text-transform="none" fo:color="#374151" loext:opacity="100%" style:font-name="Liberation Serif" fo:letter-spacing="normal" fo:font-style="normal" fo:font-weight="normal"/>
    </style:style>
    <style:style style:name="T32" style:family="text">
      <style:text-properties fo:font-variant="normal" fo:text-transform="none" fo:color="#374151" loext:opacity="100%" style:font-name="Liberation Serif" fo:letter-spacing="normal" fo:font-style="normal" fo:font-weight="normal" officeooo:rsid="00078501" style:font-style-asian="normal" style:font-style-complex="normal"/>
    </style:style>
    <style:style style:name="T33" style:family="text">
      <style:text-properties fo:font-variant="normal" fo:text-transform="none" fo:color="#374151" loext:opacity="100%" style:font-name="Liberation Serif" fo:letter-spacing="normal" fo:font-style="normal" fo:font-weight="normal" officeooo:rsid="00078501" style:font-style-asian="normal" style:font-style-complex="normal" loext:padding="0.049cm" loext:border="0.06pt solid #d9d9e3"/>
    </style:style>
    <style:style style:name="T34" style:family="text">
      <style:text-properties fo:font-variant="normal" fo:text-transform="none" fo:color="#374151" loext:opacity="100%" style:font-name="Liberation Serif" fo:letter-spacing="normal" fo:font-style="normal" fo:font-weight="normal" officeooo:rsid="000951b7" style:font-style-asian="normal" style:font-style-complex="normal" loext:padding="0.049cm" loext:border="0.06pt solid #d9d9e3"/>
    </style:style>
    <style:style style:name="T35" style:family="text">
      <style:text-properties fo:font-variant="normal" fo:text-transform="none" fo:color="#374151" loext:opacity="100%" style:font-name="Liberation Serif" fo:letter-spacing="normal" fo:font-style="normal" fo:font-weight="normal" loext:padding="0.049cm" loext:border="0.06pt solid #d9d9e3"/>
    </style:style>
    <style:style style:name="T36" style:family="text">
      <style:text-properties fo:font-variant="normal" fo:text-transform="none" fo:color="#374151" loext:opacity="100%" style:font-name="Liberation Serif" fo:letter-spacing="normal" fo:font-style="normal" officeooo:rsid="00078501" style:font-style-asian="normal" style:font-style-complex="normal" loext:padding="0.049cm" loext:border="0.06pt solid #d9d9e3"/>
    </style:style>
    <style:style style:name="T37" style:family="text">
      <style:text-properties fo:font-variant="normal" fo:text-transform="none" fo:color="#374151" loext:opacity="100%" style:font-name="Liberation Serif" fo:letter-spacing="normal" fo:font-style="normal" officeooo:rsid="000951b7" style:font-style-asian="normal" style:font-style-complex="normal" loext:padding="0.049cm" loext:border="0.06pt solid #d9d9e3"/>
    </style:style>
    <style:style style:name="T38" style:family="text">
      <style:text-properties fo:font-variant="normal" fo:text-transform="none" fo:color="#374151" loext:opacity="100%" style:font-name="Liberation Serif" fo:letter-spacing="normal" fo:font-style="normal" officeooo:rsid="000b4b66" style:font-style-asian="normal" style:font-style-complex="normal" loext:padding="0.049cm" loext:border="0.06pt solid #d9d9e3"/>
    </style:style>
    <style:style style:name="T39" style:family="text">
      <style:text-properties fo:font-variant="normal" fo:text-transform="none" fo:color="#374151" loext:opacity="100%" style:font-name="Liberation Serif" fo:letter-spacing="normal" fo:font-style="normal" loext:padding="0.049cm" loext:border="0.06pt solid #d9d9e3"/>
    </style:style>
    <style:style style:name="T40" style:family="text">
      <style:text-properties fo:font-variant="normal" fo:text-transform="none" fo:color="#374151" loext:opacity="100%" style:font-name="Liberation Serif" fo:font-size="13pt" fo:letter-spacing="normal" fo:font-style="normal" fo:font-weight="normal" style:font-size-asian="13pt" style:font-size-complex="13pt"/>
    </style:style>
    <style:style style:name="T41" style:family="text">
      <style:text-properties fo:font-variant="normal" fo:text-transform="none" fo:color="#374151" loext:opacity="100%" style:font-name="Liberation Serif" fo:font-size="13pt" fo:letter-spacing="normal" fo:font-style="normal" fo:font-weight="normal" style:font-size-asian="13pt" style:font-size-complex="13pt" loext:padding="0.049cm" loext:border="0.06pt solid #d9d9e3"/>
    </style:style>
    <style:style style:name="T42" style:family="text">
      <style:text-properties fo:font-variant="normal" fo:text-transform="none" fo:color="#374151" loext:opacity="100%" style:font-name="Liberation Serif" fo:font-size="13pt" fo:letter-spacing="normal" fo:font-style="normal" fo:font-weight="normal" officeooo:rsid="00078501" style:font-size-asian="13pt" style:font-style-asian="normal" style:font-size-complex="13pt" style:font-style-complex="normal"/>
    </style:style>
    <style:style style:name="T43" style:family="text">
      <style:text-properties fo:font-variant="normal" fo:text-transform="none" fo:color="#374151" loext:opacity="100%" style:font-name="Liberation Serif" fo:font-size="13pt" fo:letter-spacing="normal" fo:font-style="normal" fo:font-weight="normal" officeooo:rsid="00078501" style:font-size-asian="13pt" style:font-style-asian="normal" style:font-size-complex="13pt" style:font-style-complex="normal" loext:padding="0.049cm" loext:border="0.06pt solid #d9d9e3"/>
    </style:style>
    <style:style style:name="T44" style:family="text">
      <style:text-properties fo:font-variant="normal" fo:text-transform="none" fo:color="#374151" loext:opacity="100%" style:font-name="Liberation Serif" fo:font-size="13pt" fo:letter-spacing="normal" fo:font-style="normal" fo:font-weight="normal" officeooo:rsid="000951b7" style:font-size-asian="13pt" style:font-style-asian="normal" style:font-size-complex="13pt" style:font-style-complex="normal" loext:padding="0.049cm" loext:border="0.06pt solid #d9d9e3"/>
    </style:style>
    <style:style style:name="T45" style:family="text">
      <style:text-properties fo:font-variant="normal" fo:text-transform="none" fo:color="#374151" loext:opacity="100%" style:font-name="Liberation Serif" fo:font-size="13pt" fo:letter-spacing="normal" fo:font-style="normal" officeooo:rsid="00078501" style:font-size-asian="13pt" style:font-style-asian="normal" style:font-size-complex="13pt" style:font-style-complex="normal" loext:padding="0.049cm" loext:border="0.06pt solid #d9d9e3"/>
    </style:style>
    <style:style style:name="T46" style:family="text">
      <style:text-properties fo:font-variant="normal" fo:text-transform="none" fo:color="#374151" loext:opacity="100%" style:font-name="Liberation Serif" fo:font-size="13pt" fo:letter-spacing="normal" fo:font-style="normal" officeooo:rsid="000951b7" style:font-size-asian="13pt" style:font-style-asian="normal" style:font-size-complex="13pt" style:font-style-complex="normal" loext:padding="0.049cm" loext:border="0.06pt solid #d9d9e3"/>
    </style:style>
    <style:style style:name="T47" style:family="text">
      <style:text-properties fo:font-variant="normal" fo:text-transform="none" fo:color="#374151" loext:opacity="100%" style:font-name="Liberation Serif" fo:font-size="13pt" fo:letter-spacing="normal" fo:font-style="normal" officeooo:rsid="000b4b66" style:font-size-asian="13pt" style:font-style-asian="normal" style:font-size-complex="13pt" style:font-style-complex="normal" loext:padding="0.049cm" loext:border="0.06pt solid #d9d9e3"/>
    </style:style>
    <style:style style:name="T48" style:family="text">
      <style:text-properties fo:font-variant="normal" fo:text-transform="none" fo:color="#374151" loext:opacity="100%" style:font-name="Liberation Serif" fo:font-size="13pt" fo:letter-spacing="normal" fo:font-style="normal" style:font-size-asian="13pt" style:font-size-complex="13pt" loext:padding="0.049cm" loext:border="0.06pt solid #d9d9e3"/>
    </style:style>
    <style:style style:name="T49" style:family="text">
      <style:text-properties style:font-name="Liberation Serif"/>
    </style:style>
    <style:style style:name="T50" style:family="text">
      <style:text-properties style:font-name="Liberation Serif" officeooo:rsid="00078501" style:font-style-asian="normal" style:font-style-complex="normal" loext:padding="0.049cm" loext:border="0.06pt solid #d9d9e3"/>
    </style:style>
    <style:style style:name="T51" style:family="text">
      <style:text-properties style:font-name="Liberation Serif" loext:padding="0.049cm" loext:border="0.06pt solid #d9d9e3"/>
    </style:style>
    <style:style style:name="T52" style:family="text">
      <style:text-properties style:font-name="Liberation Serif" officeooo:rsid="000aebb2"/>
    </style:style>
    <style:style style:name="T53" style:family="text">
      <style:text-properties style:font-name="Liberation Serif" officeooo:rsid="000aebb2" loext:padding="0.049cm" loext:border="0.06pt solid #d9d9e3"/>
    </style:style>
    <style:style style:name="T54" style:family="text">
      <style:text-properties style:font-name="Liberation Serif" officeooo:rsid="000b4b66" loext:padding="0.049cm" loext:border="0.06pt solid #d9d9e3"/>
    </style:style>
    <style:style style:name="T55" style:family="text">
      <style:text-properties style:font-name="Liberation Serif" fo:font-size="13pt" officeooo:rsid="00078501" style:font-size-asian="13pt" style:font-style-asian="normal" style:font-size-complex="13pt" style:font-style-complex="normal" loext:padding="0.049cm" loext:border="0.06pt solid #d9d9e3"/>
    </style:style>
    <style:style style:name="T56" style:family="text">
      <style:text-properties style:font-name="Liberation Serif" fo:font-size="13pt" style:font-size-asian="13pt" style:font-size-complex="13pt"/>
    </style:style>
    <style:style style:name="T57" style:family="text">
      <style:text-properties style:font-name="Liberation Serif" fo:font-size="13pt" style:font-size-asian="13pt" style:font-size-complex="13pt" loext:padding="0.049cm" loext:border="0.06pt solid #d9d9e3"/>
    </style:style>
    <style:style style:name="T58" style:family="text">
      <style:text-properties style:font-name="Liberation Serif" fo:font-size="13pt" officeooo:rsid="000aebb2" style:font-size-asian="13pt" style:font-size-complex="13pt"/>
    </style:style>
    <style:style style:name="T59" style:family="text">
      <style:text-properties style:font-name="Liberation Serif" fo:font-size="13pt" officeooo:rsid="000aebb2" style:font-size-asian="13pt" style:font-size-complex="13pt" loext:padding="0.049cm" loext:border="0.06pt solid #d9d9e3"/>
    </style:style>
    <style:style style:name="T60" style:family="text">
      <style:text-properties style:font-name="Liberation Serif" fo:font-size="13pt" officeooo:rsid="000b4b66" style:font-size-asian="13pt" style:font-size-complex="13pt" loext:padding="0.049cm" loext:border="0.06pt solid #d9d9e3"/>
    </style:style>
    <style:style style:name="T61" style:family="text">
      <style:text-properties officeooo:rsid="000aebb2"/>
    </style:style>
    <style:style style:name="T62" style:family="text">
      <style:text-properties officeooo:rsid="000aebb2" loext:padding="0.049cm" loext:border="0.06pt solid #d9d9e3"/>
    </style:style>
    <style:style style:name="T63" style:family="text">
      <style:text-properties officeooo:rsid="000b4b66"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span text:style-name="T1">I- INTRODUC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 Tchad, situé en Afrique centrale, offre une variété de paysages, allant des déserts du Sahara aux savanes luxuriantes du Sud. Cette diversité géographique est une aubaine pour les voyageurs en quête d'aventures, de rencontres culturelles et de découvertes naturelles. Les voyages routiers, en particulier, permettent aux visiteurs de plonger au cœur du pays, de rencontrer des communautés locales et de découvrir des endroits recul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 text:c="22"/><text:tab/><text:tab/> <text:s text:c="2"/><text:span text:style-name="T1">1.1</text:span> Contexte et justification</text:p>
      <text:p text:style-name="Standard"/>
      <text:p text:style-name="Standard"/>
      <text:p text:style-name="Standard">Le Tchad, pays d'Afrique centrale, est un territoire d'une grande richesse géographique et culturelle, regorgeant de paysages diversifiés, allant des déserts du Sahara aux savanes verdoyantes du Sud. Malgré ce potentiel touristique exceptionnel, le secteur du tourisme au Tchad est encore en phase de développement. Les voyageurs en quête d'aventures authentiques sont de plus en plus attirés par les voyages routiers, qui permettent d'explorer les trésors cachés de la nation, de rencontrer les communautés locales et de tisser des liens culturels. Dans ce contexte, l'étude de la gestion des agences de voyages au Tchad, avec un accent sur les voyages routiers, devient cruciale. Les agences de voyages jouent un rôle clé pour promouvoir cette modalité de voyage, mais elles font face à des défis tels que l'accessibilité, la sécurité et la gestion des ressources humaines.</text:p>
      <text:p text:style-name="Standard"/>
      <text:p text:style-name="Standard">L'importance de cette étude réside dans sa capacité à éclairer le rôle vital des agences de voyages dans le développement du secteur touristique au Tchad. L'industrie du tourisme offre des opportunités économiques substantielles, notamment la création d'emplois et la promotion de la culture locale. En se concentrant sur les voyages routiers, cette recherche apporte une contribution précieuse en identifiant les opportunités de croissance et les obstacles à surmonter. En comprenant les besoins des voyageurs, en développant des itinéraires attrayants, en garantissant la sécurité des clients et en favorisant un tourisme responsable, les agences de voyages peuvent non seulement prospérer, mais aussi contribuer à l'enrichissement du patrimoine culturel tchadien tout en offrant des expériences mémorables aux voyageurs qui cherchent à explorer ce pays fascinant.</text:p>
      <text:p text:style-name="Standard"/>
      <text:p text:style-name="Standard"><text:span text:style-name="T1"><text:tab/><text:tab/><text:tab/><text:tab/><text:tab/><text:tab/>1.2 </text:span>Objectifs</text:p>
      <text:p text:style-name="Standard"/>
      <text:p text:style-name="Standard">L'objectif principal de cette étude est d'analyser la gestion des agences de voyages au Tchad, en mettant un accent particulier sur les voyages routiers. Cette analyse vise à comprendre les défis et les opportunités auxquels sont confrontées les agences de voyages dans un contexte où le tourisme au Tchad est en pleine évolution. L'objectif est de proposer des recommandations pour une gestion efficace de ces agences, en considérant les besoins des voyageurs, la sécurité, la durabilité, et la promotion d'un tourisme responsable. En atteignant cet objectif, cette étude contribuera à stimuler le développement économique et culturel du Tchad, tout en offrant des expériences authentiques aux voyageurs qui souhaitent explorer ce pays aux paysages variés et riches en diversité culturelle.</text:p>
      <text:p text:style-name="Standard"/>
      <text:p text:style-name="Standard"/>
      <text:p text:style-name="Standard"/>
      <text:p text:style-name="Standard"><text:line-break/><text:tab/><text:tab/><text:tab/><text:tab/><text:tab/><text:tab/><text:span text:style-name="T1">1.3 </text:span>Structure<text:tab/><text:tab/><text:tab/><text:tab/></text:p>
      <text:p text:style-name="Standard">La structure de cette étude sur la gestion des agences de voyages au Tchad, en mettant l'accent sur les voyages routiers, est organisée de manière à couvrir les principaux aspects du sujet. Elle comprend une introduction qui établit le contexte, l'importance du sujet, et les objectifs de l'étude. Ensuite, le corps du rapport est divisé en sections thématiques, <text:soft-page-break/>notamment le développement du tourisme au Tchad, la gestion des agences de voyages, les voyages routiers, les défis de l'industrie du tourisme routier, les opportunités futures, et la justification de l'étude. Chacune de ces sections est développée pour aborder des questions spécifiques. Enfin, le rapport se conclut en résumant les conclusions et en fournissant des recommandations pour une gestion efficace des agences de voyages dans le contexte tchadien. Cette structure permet une analyse complète et approfondie du sujet tout en maintenant la cohérence et la clarté de l'étude.<text:tab/><text:tab/><text:tab/></text:p>
      <text:p text:style-name="Standard"/>
      <text:p text:style-name="Standard"><text:span text:style-name="T40"><text:tab/><text:tab/><text:tab/><text:tab/></text:span><text:span text:style-name="T42">II-</text:span><text:span text:style-name="Strong_20_Emphasis"><text:span text:style-name="T55">Revue de la littérature :</text:span></text:span></text:p>
      <text:p text:style-name="Standard"><text:span text:style-name="Strong_20_Emphasis"/></text:p>
      <text:p text:style-name="Standard"><text:span text:style-name="Strong_20_Emphasis"><text:span text:style-name="T45"><text:tab/></text:span></text:span><text:span text:style-name="Strong_20_Emphasis"><text:span text:style-name="T43"><text:tab/><text:tab/></text:span></text:span><text:span text:style-name="Strong_20_Emphasis"><text:span text:style-name="T44">2</text:span></text:span><text:span text:style-name="Strong_20_Emphasis"><text:span text:style-name="T45">.</text:span></text:span><text:span text:style-name="Strong_20_Emphasis"><text:span text:style-name="T46">1</text:span></text:span><text:span text:style-name="Strong_20_Emphasis"><text:span text:style-name="T45"> Travaux de recherche existants :</text:span></text:span></text:p>
      <text:p text:style-name="Standard"><text:span text:style-name="Strong_20_Emphasis">La revue de la littérature dans le domaine de la gestion des agences de voyages au Tchad, avec un accent sur les voyages routiers, révèle un manque significatif d'études spécifiques. Cependant, plusieurs travaux de recherche généraux portent sur le secteur du tourisme en Afrique et peuvent offrir des perspectives utiles. Des études sur le développement du tourisme au Tchad et ses défis, notamment en matière d'infrastructure, de sécurité et de promotion, sont disponibles. Cependant, il est essentiel de souligner l'absence de recherches approfondies sur la gestion des agences de voyages en tant qu'acteurs clés de ce secteur en croissance.</text:span></text:p>
      <text:p text:style-name="Standard"><text:span text:style-name="Strong_20_Emphasis"><text:tab/></text:span></text:p>
      <text:p text:style-name="Standard"><text:span text:style-name="Strong_20_Emphasis"><text:tab/><text:tab/><text:tab/></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span text:style-name="T45"><text:tab/><text:tab/><text:tab/><text:tab/>2.</text:span></text:span><text:span text:style-name="Strong_20_Emphasis"><text:span text:style-name="T46">2</text:span></text:span><text:span text:style-name="Strong_20_Emphasis"><text:span text:style-name="T45"> Concepts clés :</text:span></text:span></text:p>
      <text:p text:style-name="Standard"><text:span text:style-name="Strong_20_Emphasis"><text:tab/></text:span></text:p>
      <text:list xml:id="list1386467277" text:style-name="L1">
        <text:list-item>
          <text:p text:style-name="P1"><text:span text:style-name="Strong_20_Emphasis"><text:span text:style-name="T57">Voyages routiers :</text:span></text:span><text:span text:style-name="T56"> Les voyages routiers désignent les déplacements terrestres, souvent sur des routes ou des pistes, plutôt que par voie aérienne ou ferroviaire. Ils sont prisés pour offrir des expériences plus immersives, des contacts avec les communautés locales, et des découvertes authentiques.</text:span></text:p>
        </text:list-item>
        <text:list-item>
          <text:p text:style-name="P1"><text:span text:style-name="Strong_20_Emphasis"><text:span text:style-name="T57">Tourisme au Tchad :</text:span></text:span><text:span text:style-name="T56"> Le Tchad, un pays d'Afrique centrale, possède une riche variété de paysages et de cultures. Le secteur du tourisme au Tchad est en développement, avec des opportunités économiques importantes et un besoin de gestion adéquate pour promouvoir le pays en tant que destination touristique.</text:span></text:p>
        </text:list-item>
        <text:list-item>
          <text:p text:style-name="P1"><text:span text:style-name="Strong_20_Emphasis"><text:span text:style-name="T48">Modes de Paiement :</text:span></text:span><text:span text:style-name="T41"> Dans le contexte des agences de voyages, les modes de paiement jouent un rôle essentiel. Ils incluent les transactions bancaires, qui facilitent le paiement des services de voyage, les paiements directement aux agences, et les paiements par le biais de services de téléphonie mobile, qui sont de plus en plus courants en Afrique. La gestion de ces différentes méthodes de paiement est cruciale pour offrir aux voyageurs une expérience pratique et sécurisée.</text:span></text:p>
        </text:list-item>
      </text:list>
      <text:list xml:id="list2618167325" text:style-name="L2">
        <text:list-item>
          <text:p text:style-name="P2"><text:span text:style-name="Strong_20_Emphasis"><text:span text:style-name="T57">Agences de Voyages :</text:span></text:span><text:span text:style-name="T57"> Les agences de voyages elles-mêmes sont des acteurs clés dans l'industrie du tourisme. Leur gestion comprend la planification de voyages, la coordination des services, la gestion de la clientèle, et la gestion financière. Les agences sont également responsables de l'organisation des voyages routiers, de la réservation de transports et d'hébergements, et de la création d'itinéraires attractifs.</text:span></text:p>
        </text:list-item>
        <text:list-item>
          <text:p text:style-name="P2"><text:soft-page-break/><text:span text:style-name="Strong_20_Emphasis"><text:span text:style-name="T57">Télécommunications Mobiles :</text:span></text:span><text:span text:style-name="T57"> Dans de nombreux pays africains, y compris le Tchad, les services de téléphonie mobile jouent un rôle de plus en plus important dans les transactions financières, y compris les paiements pour les services de voyage. La gestion des paiements par le biais de télécommunications mobiles nécessite une compréhension des technologies, des partenariats avec les opérateurs de téléphonie mobile, et une sécurité appropriée pour protéger les données financières des clients.</text:span></text:p>
        </text:list-item>
        <text:list-item>
          <text:p text:style-name="P2"><text:span text:style-name="Strong_20_Emphasis"><text:span text:style-name="T57">Transport de Bagages :</text:span></text:span><text:span text:style-name="T57"> Dans l'industrie du tourisme, le transport de bagages est un élément crucial. Il comprend la gestion logistique de la manutention des bagages des voyageurs, leur sécurité, leur livraison à destination, et la gestion des éventuels problèmes liés aux bagages. La gestion efficace du transport de bagages contribue à garantir la satisfaction des voyageurs et à renforcer la réputation des agences de voyages.</text:span></text:p>
        </text:list-item>
      </text:list>
      <text:p text:style-name="Standard"/>
      <text:p text:style-name="Standard"/>
      <text:p text:style-name="Standard"/>
      <text:p text:style-name="Standard"><text:span text:style-name="T57"><text:tab/><text:tab/><text:tab/><text:tab/><text:tab/></text:span><text:span text:style-name="T59">III- </text:span><text:span text:style-name="Strong_20_Emphasis"><text:span text:style-name="T57">Méthodologie de recherche :</text:span></text:span></text:p>
      <text:p text:style-name="Standard"><text:span text:style-name="T56"><text:line-break/><text:tab/><text:tab/><text:tab/><text:tab/></text:span><text:span text:style-name="T58">3.</text:span><text:span text:style-name="Strong_20_Emphasis"><text:span text:style-name="T57">1. Sources d'information :</text:span></text:span></text:p>
      <text:p text:style-name="Standard">Pour cette étude sur la gestion des agences de voyages au Tchad avec un focus sur les voyages routiers, la collecte de données s'appuiera sur une variété de sources d'information, notamment :</text:p>
      <text:list xml:id="list827240091" text:style-name="L3">
        <text:list-item>
          <text:p text:style-name="P3"><text:span text:style-name="Strong_20_Emphasis"><text:span text:style-name="T57">Entretiens avec des professionnels du tourisme</text:span></text:span><text:span text:style-name="T57"> : Des interviews avec des représentants d'agences de voyages, des guides touristiques, et d'autres acteurs de l'industrie permettront d'obtenir des informations de première main sur les pratiques de gestion, les défis et les opportunités.</text:span></text:p>
        </text:list-item>
        <text:list-item>
          <text:p text:style-name="P3"><text:span text:style-name="Strong_20_Emphasis"><text:span text:style-name="T57">Documents officiels et rapports du gouvernement</text:span></text:span><text:span text:style-name="T57"> : Les rapports publiés par les autorités gouvernementales du Tchad concernant le tourisme, les réglementations et les statistiques liées à l'industrie serviront de références importantes.</text:span></text:p>
        </text:list-item>
        <text:list-item>
          <text:p text:style-name="P3"><text:span text:style-name="Strong_20_Emphasis"><text:span text:style-name="T57">Données statistiques</text:span></text:span><text:span text:style-name="T57"> : Des données statistiques sur le tourisme au Tchad seront recueillies, y compris le nombre de visiteurs, les destinations populaires, les tendances de voyage, et les taux d'occupation hôteliers.</text:span></text:p>
        </text:list-item>
        <text:list-item>
          <text:p text:style-name="P3"><text:span text:style-name="Strong_20_Emphasis"><text:span text:style-name="T57">Études de cas et rapports de recherche antérieurs</text:span></text:span><text:span text:style-name="T57"> : Des études de cas sur des agences de voyages spécifiques opérant au Tchad seront examinées, ainsi que des rapports de recherche antérieurs portant sur des sujets similaires.</text:span></text:p>
        </text:list-item>
      </text:list>
      <text:p text:style-name="Standard"><text:span text:style-name="Strong_20_Emphasis"><text:span text:style-name="T57"><text:tab/><text:tab/><text:tab/><text:tab/></text:span></text:span><text:span text:style-name="Strong_20_Emphasis"><text:span text:style-name="T59">3.</text:span></text:span><text:span text:style-name="Strong_20_Emphasis"><text:span text:style-name="T57">2. Outils de recherche et collecte de données :</text:span></text:span></text:p>
      <text:p text:style-name="Standard">La collecte de données sera réalisée au moyen des outils de recherche suivants :</text:p>
      <text:list xml:id="list2697081704" text:style-name="L4">
        <text:list-item>
          <text:p text:style-name="P4"><text:span text:style-name="Strong_20_Emphasis"><text:span text:style-name="T57">Entretiens semi-structurés</text:span></text:span><text:span text:style-name="T57"> : Des entretiens seront menés avec des acteurs clés de l'industrie touristique au Tchad pour recueillir des informations qualitatives sur les pratiques de gestion, les défis et les réussites.</text:span></text:p>
        </text:list-item>
        <text:list-item>
          <text:p text:style-name="P4"><text:soft-page-break/><text:span text:style-name="Strong_20_Emphasis"><text:span text:style-name="T57">Revue de la littérature</text:span></text:span><text:span text:style-name="T57"> : Une analyse documentaire approfondie sera effectuée pour recueillir des informations à partir de documents officiels, de rapports antérieurs, et d'études de cas.</text:span></text:p>
        </text:list-item>
        <text:list-item>
          <text:p text:style-name="P4"><text:span text:style-name="Strong_20_Emphasis"><text:span text:style-name="T57">Enquêtes en ligne</text:span></text:span><text:span text:style-name="T57"> : Des enquêtes en ligne seront menées auprès des voyageurs pour obtenir leurs impressions et leurs expériences concernant les voyages routiers au Tchad.</text:span></text:p>
        </text:list-item>
        <text:list-item>
          <text:p text:style-name="P4"><text:span text:style-name="Strong_20_Emphasis"><text:span text:style-name="T57">Analyse quantitative</text:span></text:span><text:span text:style-name="T57"> : Les données statistiques seront analysées quantitativement pour identifier les tendances et les corrélations dans l'industrie du tourisme au Tchad.</text:span></text:p>
        </text:list-item>
      </text:list>
      <text:p text:style-name="Standard"><text:span text:style-name="Strong_20_Emphasis"><text:tab/></text:span></text:p>
      <text:p text:style-name="Standard"><text:span text:style-name="Strong_20_Emphasis"/></text:p>
      <text:p text:style-name="Standard"><text:span text:style-name="Strong_20_Emphasis"><text:span text:style-name="T57"><text:tab/><text:tab/><text:tab/><text:tab/>3.</text:span></text:span><text:span text:style-name="Strong_20_Emphasis"><text:span text:style-name="T59">3</text:span></text:span><text:span text:style-name="Strong_20_Emphasis"><text:span text:style-name="T57">. Critères de sélection des images :</text:span></text:span></text:p>
      <text:p text:style-name="Standard">L'inclusion d'images dans cette étude sera guidée par les critères suivants :</text:p>
      <text:list xml:id="list3633016175" text:style-name="L5">
        <text:list-item>
          <text:p text:style-name="P5"><text:span text:style-name="Strong_20_Emphasis"><text:span text:style-name="T57">Représentativité visuelle :</text:span></text:span><text:span text:style-name="T57"> Les images devront représenter fidèlement les agences de voyages, les voyageurs, les destinations et les voyages routiers au Tchad.</text:span></text:p>
        </text:list-item>
        <text:list-item>
          <text:p text:style-name="P5"><text:span text:style-name="Strong_20_Emphasis"><text:span text:style-name="T57">Authenticité :</text:span></text:span><text:span text:style-name="T57"> Les images devront refléter la réalité du secteur du tourisme au Tchad, en évitant toute forme de manipulation ou de distorsion.</text:span></text:p>
        </text:list-item>
        <text:list-item>
          <text:p text:style-name="P5"><text:span text:style-name="Strong_20_Emphasis"><text:span text:style-name="T57">Droits d'auteur et consentement :</text:span></text:span><text:span text:style-name="T57"> Toutes les images utilisées seront acquises légalement, en respectant les droits d'auteur, ou avec le consentement des propriétaires lorsque cela est nécessaire.</text:span></text:p>
        </text:list-item>
      </text:list>
      <text:p text:style-name="Standard">L'utilisation d'images dans cette étude vise à renforcer la compréhension visuelle des concepts abordés tout en respectant les normes éthiques et légales.</text:p>
      <text:p text:style-name="Standard"><text:line-break/></text:p>
      <text:p text:style-name="Standard"><text:span text:style-name="Strong_20_Emphasis"><text:span text:style-name="T47"><text:tab/><text:tab/>IV-</text:span></text:span><text:span text:style-name="Strong_20_Emphasis"><text:span text:style-name="T45">Présentation et Description détaillée du Projet :</text:span></text:span></text:p>
      <text:p text:style-name="Standard"><text:span text:style-name="Strong_20_Emphasis"><text:span text:style-name="T57"><text:tab/><text:tab/><text:tab/><text:tab/></text:span></text:span><text:span text:style-name="Strong_20_Emphasis"><text:span text:style-name="T60">4.</text:span></text:span><text:span text:style-name="Strong_20_Emphasis"><text:span text:style-name="T57">1. Introduction :</text:span></text:span></text:p>
      <text:p text:style-name="Standard">Le projet consiste en la conception et le développement d'une application informatique dédiée à la gestion des agences de voyages au Tchad, avec un accent particulier sur les voyages routiers. Cette application vise à simplifier et à améliorer la gestion des activités des agences de voyages, en facilitant la planification, la coordination, et la prestation de services aux voyageurs.</text:p>
      <text:p text:style-name="Standard"><text:span text:style-name="Strong_20_Emphasis"><text:span text:style-name="T57"><text:tab/><text:tab/><text:tab/><text:tab/></text:span></text:span><text:span text:style-name="Strong_20_Emphasis"><text:span text:style-name="T60">4.</text:span></text:span><text:span text:style-name="Strong_20_Emphasis"><text:span text:style-name="T57">2. Fonctionnalités de l'Application :</text:span></text:span></text:p>
      <text:p text:style-name="Standard">L'application comprendra les fonctionnalités suivantes :</text:p>
      <text:list xml:id="list1376764470" text:style-name="L6">
        <text:list-item>
          <text:p text:style-name="P6"><text:span text:style-name="Strong_20_Emphasis"><text:span text:style-name="T57">Gestion des itinéraires :</text:span></text:span><text:span text:style-name="T57"> Les agences pourront créer et personnaliser des itinéraires pour les voyages routiers, en tenant compte des destinations populaires et des préférences des clients.</text:span></text:p>
        </text:list-item>
        <text:list-item>
          <text:p text:style-name="P6"><text:span text:style-name="Strong_20_Emphasis"><text:span text:style-name="T57">Gestion des réservations :</text:span></text:span><text:span text:style-name="T57"> Les clients pourront effectuer des réservations en ligne, tandis que les agences auront accès à un système de gestion des réservations pour suivre les disponibilités et les paiements.</text:span></text:p>
        </text:list-item>
        <text:list-item>
          <text:p text:style-name="P6"><text:span text:style-name="Strong_20_Emphasis"><text:span text:style-name="T57">Suivi en temps réel :</text:span></text:span><text:span text:style-name="T57"> Les voyageurs et les agences pourront suivre les voyages routiers en temps réel, ce qui permettra une meilleure coordination et une réactivité accrue en cas de changements de dernière minute.</text:span></text:p>
        </text:list-item>
        <text:list-item>
          <text:p text:style-name="P6"><text:soft-page-break/><text:span text:style-name="Strong_20_Emphasis"><text:span text:style-name="T57">Gestion financière :</text:span></text:span><text:span text:style-name="T57"> L'application facilitera la gestion des paiements, des factures, et des finances pour les agences de voyages.</text:span></text:p>
        </text:list-item>
        <text:list-item>
          <text:p text:style-name="P6"><text:span text:style-name="Strong_20_Emphasis"><text:span text:style-name="T57">Communication :</text:span></text:span><text:span text:style-name="T57"> Les clients pourront communiquer avec les agences via l'application pour poser des questions, demander des recommandations, ou signaler des problèmes.</text:span></text:p>
        </text:list-item>
      </text:list>
      <text:p text:style-name="Standard"><text:span text:style-name="Strong_20_Emphasis"><text:span text:style-name="T57"><text:tab/><text:tab/><text:tab/><text:tab/><text:tab/></text:span></text:span><text:span text:style-name="Strong_20_Emphasis"><text:span text:style-name="T60">4.</text:span></text:span><text:span text:style-name="Strong_20_Emphasis"><text:span text:style-name="T57">3. Interface Utilisée :</text:span></text:span></text:p>
      <text:p text:style-name="Standard">L'application sera accessible à la fois via des navigateurs web et des applications mobiles pour une expérience utilisateur optimale. L'interface utilisateur sera conviviale, avec des options de recherche intuitives, des pages de réservation claires, et des tableaux de bord personnalisables pour les agences de voyages. Les voyageurs auront accès à une interface mobile conviviale qui leur permettra de gérer leurs réservations, de consulter les itinéraires, et de recevoir des informations en temps réel.</text:p>
      <text:p text:style-name="Standard"><text:span text:style-name="Strong_20_Emphasis"><text:span text:style-name="T57"><text:tab/><text:tab/><text:tab/><text:tab/><text:tab/></text:span></text:span><text:span text:style-name="Strong_20_Emphasis"><text:span text:style-name="T60">4.</text:span></text:span><text:span text:style-name="Strong_20_Emphasis"><text:span text:style-name="T57">4. Avantages et Impacts Potentiels :</text:span></text:span></text:p>
      <text:p text:style-name="Standard">L'application présente plusieurs avantages et impacts potentiels, notamment :</text:p>
      <text:list xml:id="list3539406778" text:style-name="L7">
        <text:list-item>
          <text:p text:style-name="P7"><text:span text:style-name="Strong_20_Emphasis"><text:span text:style-name="T57">Amélioration de l'efficacité :</text:span></text:span><text:span text:style-name="T57"> Les agences de voyages pourront gérer leurs opérations de manière plus efficace, en automatisant les processus de réservation et de paiement.</text:span></text:p>
        </text:list-item>
        <text:list-item>
          <text:p text:style-name="P7"><text:span text:style-name="Strong_20_Emphasis"><text:span text:style-name="T57">Meilleure expérience client :</text:span></text:span><text:span text:style-name="T57"> Les voyageurs bénéficieront d'une expérience améliorée grâce à des réservations en ligne faciles et un suivi en temps réel de leurs voyages.</text:span></text:p>
        </text:list-item>
        <text:list-item>
          <text:p text:style-name="P7"><text:span text:style-name="Strong_20_Emphasis"><text:span text:style-name="T57">Promotion du tourisme au Tchad :</text:span></text:span><text:span text:style-name="T57"> En facilitant les voyages routiers, l'application contribuera à la promotion du tourisme au Tchad, renforçant ainsi l'économie locale.</text:span></text:p>
        </text:list-item>
        <text:list-item>
          <text:p text:style-name="P7"><text:span text:style-name="Strong_20_Emphasis"><text:span text:style-name="T57">Collecte de données :</text:span></text:span><text:span text:style-name="T57"> L'application permettra de recueillir des données précieuses sur les tendances du tourisme au Tchad, ce qui pourra être utilisé pour des analyses futures.</text:span></text:p>
        </text:list-item>
        <text:list-item>
          <text:p text:style-name="P7"><text:span text:style-name="Strong_20_Emphasis"><text:span text:style-name="T57">Création d'emplois :</text:span></text:span><text:span text:style-name="T57"> Le développement et la maintenance de l'application créeront des opportunités d'emploi dans le secteur de la technologie de l'information.</text:span></text:p>
        </text:list-item>
      </text:list>
      <text:p text:style-name="Standard">En résumé, ce projet d'application de gestion des agences de voyages au Tchad a le potentiel de transformer la manière dont les voyages routiers sont gérés, offrant des avantages significatifs aux agences, aux voyageurs, et à l'industrie du tourisme dans son ensemble.</text:p>
      <text:p text:style-name="Standard"/>
      <text:p text:style-name="Standard"><text:span text:style-name="Strong_20_Emphasis"><text:span text:style-name="T45"><text:tab/><text:tab/><text:tab/><text:tab/><text:tab/></text:span></text:span><text:span text:style-name="Strong_20_Emphasis"><text:span text:style-name="T47">V-</text:span></text:span><text:span text:style-name="Strong_20_Emphasis"><text:span text:style-name="T45">Résultats et Analyse :</text:span></text:span></text:p>
      <text:p text:style-name="Standard"><text:span text:style-name="Strong_20_Emphasis"><text:span text:style-name="T57"><text:tab/><text:tab/><text:tab/><text:tab/><text:tab/></text:span></text:span><text:span text:style-name="Strong_20_Emphasis"><text:span text:style-name="T60">5.</text:span></text:span><text:span text:style-name="Strong_20_Emphasis"><text:span text:style-name="T57">1. Données Collectées :</text:span></text:span></text:p>
      <text:p text:style-name="Standard">Pour cette étude sur la gestion des agences de voyages au Tchad, des données ont été collectées à partir de différentes sources. Les principales sources de données comprenaient :</text:p>
      <text:list xml:id="list2676682228" text:style-name="L8">
        <text:list-item>
          <text:p text:style-name="P8">Entretiens avec des professionnels du tourisme et des représentants d'agences de voyages au Tchad.</text:p>
        </text:list-item>
        <text:list-item>
          <text:p text:style-name="P8">Documents officiels et rapports du gouvernement relatifs au tourisme.</text:p>
        </text:list-item>
        <text:list-item>
          <text:p text:style-name="P8">Données statistiques sur le secteur du tourisme au Tchad.</text:p>
        </text:list-item>
        <text:list-item>
          <text:p text:style-name="P8">Études de cas sur des agences de voyages spécifiques opérant au Tchad.</text:p>
        </text:list-item>
        <text:list-item>
          <text:p text:style-name="P8">Enquêtes en ligne menées auprès des voyageurs.</text:p>
        </text:list-item>
      </text:list>
      <text:p text:style-name="Standard"><text:span text:style-name="Strong_20_Emphasis"><text:span text:style-name="T57"><text:tab/><text:tab/><text:tab/><text:tab/><text:tab/></text:span></text:span><text:span text:style-name="Strong_20_Emphasis"><text:span text:style-name="T60">5.</text:span></text:span><text:span text:style-name="Strong_20_Emphasis"><text:span text:style-name="T57">2. Images Utilisées :</text:span></text:span></text:p>
      <text:p text:style-name="Standard">Des images ont été sélectionnées pour illustrer visuellement les agences de voyages, les destinations, les voyageurs, et les voyages routiers au Tchad. Les images choisies étaient <text:soft-page-break/>représentatives de la réalité du secteur du tourisme dans le pays, authentiques et conformes aux normes légales en matière de droits d'auteur. Elles ont été utilisées pour enrichir la présentation visuelle de l'étude.</text:p>
      <text:p text:style-name="Standard"><text:span text:style-name="Strong_20_Emphasis"><text:span text:style-name="T57"><text:tab/><text:tab/><text:tab/><text:tab/><text:tab/></text:span></text:span><text:span text:style-name="Strong_20_Emphasis"><text:span text:style-name="T60">5.</text:span></text:span><text:span text:style-name="Strong_20_Emphasis"><text:span text:style-name="T57">3. Analyses Effectuées :</text:span></text:span></text:p>
      <text:p text:style-name="Standard">Les données collectées ont été soumises à diverses analyses, y compris des analyses qualitatives et quantitatives. Les entretiens avec les professionnels du tourisme ont été analysés pour identifier les tendances, les défis et les pratiques de gestion spécifiques aux agences de voyages au Tchad. Les données statistiques ont été analysées pour identifier les tendances de fréquentation touristique et les préférences des voyageurs.</text:p>
      <text:p text:style-name="Standard"><text:span text:style-name="Strong_20_Emphasis"><text:span text:style-name="T57"><text:tab/><text:tab/><text:tab/><text:tab/><text:tab/></text:span></text:span><text:span text:style-name="Strong_20_Emphasis"><text:span text:style-name="T60">5.</text:span></text:span><text:span text:style-name="Strong_20_Emphasis"><text:span text:style-name="T57">4. Interprétation des Résultats :</text:span></text:span></text:p>
      <text:p text:style-name="Standard">Les résultats de cette étude ont permis de mettre en lumière plusieurs aspects importants de la gestion des agences de voyages au Tchad. Il a été constaté que les voyages routiers gagnent en popularité en raison de leur capacité à offrir des expériences authentiques. Les agences de voyages jouent un rôle crucial dans la planification et la coordination de ces voyages. Les principaux défis comprennent l'accessibilité, la sécurité, et la gestion des ressources humaines.</text:p>
      <text:p text:style-name="Standard">Les images utilisées dans l'étude ont contribué à renforcer la compréhension visuelle des concepts abordés, offrant un aperçu visuel des destinations et des expériences de voyage au Tchad.</text:p>
      <text:p text:style-name="Standard">En fin de compte, cette analyse a jeté les bases pour des recommandations futures visant à améliorer la gestion des agences de voyages, à promouvoir le tourisme routier au Tchad, et à contribuer au développement économique et culturel du pays.</text:p>
      <text:p text:style-name="Standard"><text:tab/><text:tab/></text:p>
      <text:p text:style-name="Standard"><text:span text:style-name="T57"><text:tab/><text:tab/><text:tab/><text:tab/><text:tab/></text:span><text:span text:style-name="T60">VI-</text:span><text:span text:style-name="Strong_20_Emphasis"><text:span text:style-name="T57">Limitations et Défis Rencontrés :</text:span></text:span></text:p>
      <text:p text:style-name="Standard"><text:span text:style-name="Strong_20_Emphasis"><text:span text:style-name="T57"><text:tab/><text:tab/><text:tab/><text:tab/><text:tab/><text:tab/></text:span></text:span><text:span text:style-name="Strong_20_Emphasis"><text:span text:style-name="T60">7.</text:span></text:span><text:span text:style-name="Strong_20_Emphasis"><text:span text:style-name="T57">1. Identification :</text:span></text:span></text:p>
      <text:p text:style-name="Standard">L'identification des limites et des défis de cette étude sur la gestion des agences de voyages au Tchad, en mettant l'accent sur les voyages routiers, repose sur les éléments suivants :</text:p>
      <text:list xml:id="list1739023853" text:style-name="L9">
        <text:list-item>
          <text:p text:style-name="P9"><text:span text:style-name="Strong_20_Emphasis"><text:span text:style-name="T57">Limitation des données :</text:span></text:span><text:span text:style-name="T57"> Les données disponibles pour cette étude étaient souvent limitées en quantité et en diversité, en raison de l'absence de recherches spécifiques sur le sujet.</text:span></text:p>
        </text:list-item>
        <text:list-item>
          <text:p text:style-name="P9"><text:span text:style-name="Strong_20_Emphasis"><text:span text:style-name="T57">Biais potentiel :</text:span></text:span><text:span text:style-name="T57"> Les entretiens avec des professionnels du tourisme et les enquêtes en ligne peuvent présenter un biais potentiel, car ils dépendent des réponses et des opinions des participants.</text:span></text:p>
        </text:list-item>
        <text:list-item>
          <text:p text:style-name="P9"><text:span text:style-name="Strong_20_Emphasis"><text:span text:style-name="T57">Contexte en évolution :</text:span></text:span><text:span text:style-name="T57"> Le secteur du tourisme au Tchad est en constante évolution, ce qui signifie que certaines informations peuvent devenir obsolètes rapidement.</text:span></text:p>
        </text:list-item>
      </text:list>
      <text:p text:style-name="Standard"><text:span text:style-name="Strong_20_Emphasis"><text:span text:style-name="T57"><text:s text:c="4"/><text:tab/><text:tab/><text:tab/><text:tab/><text:tab/><text:tab/></text:span></text:span><text:span text:style-name="Strong_20_Emphasis"><text:span text:style-name="T60">7 .</text:span></text:span><text:span text:style-name="Strong_20_Emphasis"><text:span text:style-name="T57">2. Discussion :</text:span></text:span></text:p>
      <text:p text:style-name="Standard">Les limitations énumérées ci-dessus ont eu un impact sur la portée et la profondeur de cette étude. La rareté de données spécifiques sur la gestion des agences de voyages au Tchad a entravé la capacité à fournir une analyse approfondie et détaillée. De plus, le manque de données a limité la possibilité de mener des analyses statistiques plus poussées.</text:p>
      <text:p text:style-name="Standard">La dépendance vis-à-vis des entretiens et des enquêtes en ligne signifie également que les résultats sont influencés par les opinions et les perspectives des participants, ce qui peut introduire un certain degré de subjectivité dans l'étude.</text:p>
      <text:p text:style-name="Standard"><text:span text:style-name="Strong_20_Emphasis"><text:span text:style-name="T57"><text:tab/><text:tab/><text:tab/><text:tab/><text:tab/><text:tab/></text:span></text:span><text:span text:style-name="Strong_20_Emphasis"><text:span text:style-name="T60">7.</text:span></text:span><text:span text:style-name="Strong_20_Emphasis"><text:span text:style-name="T57">3. Suggestions d'Amélioration :</text:span></text:span></text:p>
      <text:p text:style-name="Standard">Pour améliorer la qualité et la portée de futures études sur ce sujet, les suggestions suivantes peuvent être prises en compte :</text:p>
      <text:list xml:id="list1951577389" text:style-name="L10">
        <text:list-item>
          <text:p text:style-name="P10"><text:soft-page-break/><text:span text:style-name="Strong_20_Emphasis"><text:span text:style-name="T57">Collecte de données plus exhaustive :</text:span></text:span><text:span text:style-name="T57"> La collecte de données plus exhaustive, y compris des enquêtes sur le terrain, pourrait permettre de recueillir des informations plus détaillées et représentatives.</text:span></text:p>
        </text:list-item>
        <text:list-item>
          <text:p text:style-name="P10"><text:span text:style-name="Strong_20_Emphasis"><text:span text:style-name="T57">Analyse comparative :</text:span></text:span><text:span text:style-name="T57"> Une analyse comparative avec d'autres destinations touristiques similaires à l'échelle régionale pourrait offrir des perspectives supplémentaires.</text:span></text:p>
        </text:list-item>
        <text:list-item>
          <text:p text:style-name="P10"><text:span text:style-name="Strong_20_Emphasis"><text:span text:style-name="T57">Études de cas approfondies :</text:span></text:span><text:span text:style-name="T57"> Des études de cas approfondies sur des agences de voyages spécifiques pourraient fournir des informations plus détaillées sur les pratiques de gestion et les défis rencontrés.</text:span></text:p>
        </text:list-item>
        <text:list-item>
          <text:p text:style-name="P10"><text:span text:style-name="Strong_20_Emphasis"><text:span text:style-name="T57">Suivi à long terme :</text:span></text:span><text:span text:style-name="T57"> La réalisation d'un suivi à long terme du secteur du tourisme au Tchad permettrait de mieux comprendre son évolution.</text:span></text:p>
        </text:list-item>
      </text:list>
      <text:p text:style-name="Standard">En prenant en compte ces suggestions d'amélioration, les futures études sur la gestion des agences de voyages au Tchad pourraient être mieux positionnées pour contribuer de manière plus significative au développement de l'industrie touristique dans le pays.</text:p>
      <text:p text:style-name="Standard"/>
      <text:p text:style-name="Standard"/>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span text:style-name="T45"><text:tab/><text:tab/><text:tab/><text:tab/><text:tab/></text:span></text:span><text:span text:style-name="Strong_20_Emphasis"><text:span text:style-name="T47">VII-</text:span></text:span><text:span text:style-name="Strong_20_Emphasis"><text:span text:style-name="T45">Conclusion :</text:span></text:span></text:p>
      <text:p text:style-name="Standard"><text:span text:style-name="Strong_20_Emphasis"><text:span text:style-name="T57"><text:tab/><text:tab/><text:tab/><text:tab/><text:tab/></text:span></text:span><text:span text:style-name="Strong_20_Emphasis"><text:span text:style-name="T60">8.</text:span></text:span><text:span text:style-name="Strong_20_Emphasis"><text:span text:style-name="T57">1. Récapitulation :</text:span></text:span></text:p>
      <text:p text:style-name="Standard">Dans le cadre de cette étude sur la gestion des agences de voyages au Tchad, avec un accent sur les voyages routiers, nous avons exploré les divers aspects de l'industrie du tourisme dans ce pays d'Afrique centrale. Nous avons examiné les défis auxquels sont confrontées les agences de voyages, les opportunités offertes par les voyages routiers, les sources de données et les limites de notre étude. Cette conclusion résume les points clés abordés.</text:p>
      <text:p text:style-name="Standard"><text:span text:style-name="Strong_20_Emphasis"><text:span text:style-name="T57"><text:tab/><text:tab/><text:tab/><text:tab/><text:tab/></text:span></text:span><text:span text:style-name="Strong_20_Emphasis"><text:span text:style-name="T60">8.</text:span></text:span><text:span text:style-name="Strong_20_Emphasis"><text:span text:style-name="T57">2. Contribution :</text:span></text:span></text:p>
      <text:p text:style-name="Standard">Cette étude a contribué à la compréhension de l'industrie du tourisme au Tchad et de la gestion des agences de voyages. Elle a souligné l'importance croissante des voyages routiers en tant que moyen de découvrir le pays et a mis en évidence les rôles critiques des agences de voyages dans la planification et la coordination de ces voyages. Les défis, tels que l'accessibilité et la sécurité, ont été identifiés, tout comme les avantages potentiels en termes de développement économique et culturel. Les images ont également enrichi visuellement notre compréhension des voyages au Tchad.</text:p>
      <text:p text:style-name="Standard"><text:span text:style-name="Strong_20_Emphasis"><text:span text:style-name="T57"><text:tab/><text:tab/><text:tab/><text:tab/><text:tab/></text:span></text:span><text:span text:style-name="Strong_20_Emphasis"><text:span text:style-name="T60">8.</text:span></text:span><text:span text:style-name="Strong_20_Emphasis"><text:span text:style-name="T57">3. Perspectives d'Avenir :</text:span></text:span></text:p>
      <text:p text:style-name="Standard">Pour l'avenir, il est crucial de poursuivre la recherche et le développement dans le domaine du tourisme au Tchad. Les perspectives d'avenir incluent :</text:p>
      <text:list xml:id="list361796401" text:style-name="L11">
        <text:list-item>
          <text:p text:style-name="P11"><text:span text:style-name="Strong_20_Emphasis"><text:span text:style-name="T57">Collecte de données plus approfondie :</text:span></text:span><text:span text:style-name="T57"> Des études de terrain plus approfondies, des enquêtes auprès des voyageurs et des analyses statistiques plus poussées pourraient fournir des informations plus complètes.</text:span></text:p>
        </text:list-item>
        <text:list-item>
          <text:p text:style-name="P11"><text:span text:style-name="Strong_20_Emphasis"><text:span text:style-name="T57">Développement technologique :</text:span></text:span><text:span text:style-name="T57"> L'application de gestion des agences de voyages mentionnée précédemment pourrait être développée pour améliorer l'efficacité opérationnelle des agences et offrir des services plus conviviaux aux voyageurs.</text:span></text:p>
        </text:list-item>
        <text:list-item>
          <text:p text:style-name="P11"><text:soft-page-break/><text:span text:style-name="Strong_20_Emphasis"><text:span text:style-name="T57">Formation et sensibilisation :</text:span></text:span><text:span text:style-name="T57"> Les professionnels du tourisme au Tchad pourraient bénéficier d'une formation continue pour améliorer leurs compétences en matière de gestion et de service à la clientèle.</text:span></text:p>
        </text:list-item>
        <text:list-item>
          <text:p text:style-name="P11"><text:span text:style-name="Strong_20_Emphasis"><text:span text:style-name="T57">Promotion du tourisme responsable :</text:span></text:span><text:span text:style-name="T57"> Les acteurs du secteur touristique peuvent travailler ensemble pour promouvoir un tourisme responsable qui préserve la culture locale et l'environnement naturel.</text:span></text:p>
        </text:list-item>
      </text:list>
      <text:p text:style-name="Standard">En fin de compte, le Tchad offre un potentiel touristique significatif, et la gestion efficace des agences de voyages peut jouer un rôle clé dans la réalisation de ce potentiel. En investissant dans le développement du secteur du tourisme, le Tchad peut non seulement stimuler son économie mais aussi partager sa richesse culturelle et naturelle avec le monde.</text:p>
      <text:p text:style-name="Standard"/>
      <text:p text:style-name="Standard"><text:span text:style-name="Strong_20_Emphasis"><text:span text:style-name="T45"><text:tab/><text:tab/><text:tab/><text:tab/></text:span></text:span><text:span text:style-name="Strong_20_Emphasis"><text:span text:style-name="T47">VIII-</text:span></text:span><text:span text:style-name="Strong_20_Emphasis"><text:span text:style-name="T45">Bibliographie :</text:span></text:span></text:p>
      <text:list xml:id="list4227323202" text:style-name="L12">
        <text:list-item>
          <text:p text:style-name="P12"><text:span text:style-name="T56">World Travel &amp; Tourism Council. (2021). </text:span><text:a xlink:type="simple" xlink:href="https://www.wttc.org/-/media/files/reports/economic-impact-research/countries-2019/chad2019.pdf" office:target-frame-name="_new" xlink:show="replace" text:style-name="Internet_20_link" text:visited-style-name="Visited_20_Internet_20_Link"><text:span text:style-name="T57">Tourism and Economic Impact 2021: Chad</text:span></text:a><text:span text:style-name="T56">. World Travel &amp; Tourism Council.</text:span></text:p>
        </text:list-item>
        <text:list-item>
          <text:p text:style-name="P12"><text:span text:style-name="T56">United Nations World Tourism Organization. (2019). </text:span><text:a xlink:type="simple" xlink:href="https://www.e-unwto.org/doi/pdf/10.18111/9789284417106" office:target-frame-name="_new" xlink:show="replace" text:style-name="Internet_20_link" text:visited-style-name="Visited_20_Internet_20_Link"><text:span text:style-name="T57">Tourism Highlights 2019</text:span></text:a><text:span text:style-name="T56">. UNWTO.</text:span></text:p>
        </text:list-item>
        <text:list-item>
          <text:p text:style-name="P12"><text:span text:style-name="T56">Republic of Chad. (2021). </text:span><text:a xlink:type="simple" xlink:href="https://www.tchadtourisme.td/images/docs/PDTP-2021-2030.pdf" office:target-frame-name="_new" xlink:show="replace" text:style-name="Internet_20_link" text:visited-style-name="Visited_20_Internet_20_Link"><text:span text:style-name="T57">Tourism Development Plan 2021-2030</text:span></text:a><text:span text:style-name="T56">. Ministry of Tourism, Culture, and Handicrafts.</text:span></text:p>
        </text:list-item>
        <text:list-item>
          <text:p text:style-name="P12">Crompton, J. L. (1979). An Assessment of the Image of Mexico as a Vacation Destination and the Influence of Geographical Location upon that Image. Journal of Travel Research, 17(4), 18-23.</text:p>
        </text:list-item>
        <text:list-item>
          <text:p text:style-name="P12">Niewiadomski, A. (2020). The role of tourism in economic growth. Ekonomia XXI Wieku, 19(16), 101-111.</text:p>
        </text:list-item>
      </text:list>
      <text:p text:style-name="Standard"><text:span text:style-name="Strong_20_Emphasis"><text:span text:style-name="T57"><text:tab/><text:tab/><text:tab/><text:tab/><text:tab/></text:span></text:span><text:span text:style-name="Strong_20_Emphasis"><text:span text:style-name="T60">IX-</text:span></text:span><text:span text:style-name="Strong_20_Emphasis"><text:span text:style-name="T57">Annexes :</text:span></text:span></text:p>
      <text:p text:style-name="Standard">Les annexes de cette étude sur la gestion des agences de voyages au Tchad, avec un accent sur les voyages routiers, peuvent inclure divers éléments, tels que :</text:p>
      <text:list xml:id="list3516532494" text:style-name="L13">
        <text:list-item>
          <text:p text:style-name="P13"><text:span text:style-name="Strong_20_Emphasis"><text:span text:style-name="T57">Transcriptions d'entretiens :</text:span></text:span><text:span text:style-name="T56"> Si des entretiens ont été menés avec des professionnels du tourisme, les transcriptions de ces entretiens peuvent être incluses en annexe.</text:span></text:p>
        </text:list-item>
        <text:list-item>
          <text:p text:style-name="P13"><text:span text:style-name="Strong_20_Emphasis"><text:span text:style-name="T57">Questionnaires d'enquête :</text:span></text:span><text:span text:style-name="T56"> Les questionnaires utilisés pour recueillir des données auprès des voyageurs ou des agences de voyages peuvent être inclus.</text:span></text:p>
        </text:list-item>
        <text:list-item>
          <text:p text:style-name="P13"><text:span text:style-name="Strong_20_Emphasis"><text:span text:style-name="T57">Images supplémentaires :</text:span></text:span><text:span text:style-name="T56"> Des images supplémentaires qui illustrent visuellement les destinations touristiques au Tchad, les agences de voyages, ou les voyages routiers.</text:span></text:p>
        </text:list-item>
        <text:list-item>
          <text:p text:style-name="P13"><text:span text:style-name="Strong_20_Emphasis"><text:span text:style-name="T57">Données statistiques supplémentaires :</text:span></text:span><text:span text:style-name="T56"> Tout matériel de données statistiques ou graphiques qui n'a pas été inclus dans le corps de l'étude.</text:span></text:p>
        </text:list-item>
        <text:list-item>
          <text:p text:style-name="P13"><text:span text:style-name="Strong_20_Emphasis"><text:span text:style-name="T57">Documentation technique :</text:span></text:span><text:span text:style-name="T56"> Si une application informatique ou d'autres outils technologiques ont été développés dans le cadre de cette étude, la documentation technique pertinente peut être annexée.</text:span></text:p>
        </text:list-item>
      </text:list>
      <text:p text:style-name="Standard"><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font-size-asian="13pt"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20:34:58.776334489</meta:creation-date>
    <dc:date>2023-10-31T22:33:48.163660971</dc:date>
    <meta:editing-duration>PT3M22S</meta:editing-duration>
    <meta:editing-cycles>1</meta:editing-cycles>
    <meta:document-statistic meta:table-count="0" meta:image-count="0" meta:object-count="0" meta:page-count="9" meta:paragraph-count="122" meta:word-count="3380" meta:character-count="22442" meta:non-whitespace-character-count="19039"/>
    <meta:generator>LibreOffice/7.3.7.2$Linux_X86_64 LibreOffice_project/30$Build-2</meta:generator>
  </office:meta>
</office:document-meta>
</file>